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2ad4" officeooo:paragraph-rsid="000d2ad4"/>
    </style:style>
    <style:style style:name="P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padding="0cm" fo:border="none"/>
    </style:style>
    <style:style style:name="P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weight="bold" style:font-weight-asian="bold" style:font-weight-complex="bold" fo:padding="0cm" fo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weight="bold" style:font-weight-asian="bold" style:font-weight-complex="bold" fo:padding="0cm" fo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weight="bold" officeooo:rsid="000e7cd2" officeooo:paragraph-rsid="000e7cd2" style:font-weight-asian="bold" style:font-weight-complex="bold" fo:padding="0cm" fo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weight="normal" style:font-weight-asian="normal" style:font-weight-complex="normal" fo:padding="0cm" fo:border="none"/>
    </style:style>
    <style:style style:name="P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weight="normal" officeooo:rsid="000d2ad4" officeooo:paragraph-rsid="000d2ad4" style:font-weight-asian="normal" style:font-weight-complex="normal" fo:padding="0cm" fo:border="none"/>
    </style:style>
    <style:style style:name="P8" style:family="paragraph" style:parent-style-name="Standard">
      <style:paragraph-properties fo:margin-top="0cm" fo:margin-bottom="0cm" style:contextual-spacing="false"/>
      <style:text-properties fo:font-weight="normal" officeooo:rsid="000e7e5e" officeooo:paragraph-rsid="000e7e5e" style:font-weight-asian="normal" style:font-weight-complex="normal" fo:padding="0cm" fo:border="none"/>
    </style:style>
    <style:style style:name="P9" style:family="paragraph" style:parent-style-name="Standard" style:list-style-name="L1">
      <style:paragraph-properties fo:margin-top="0cm" fo:margin-bottom="0cm" style:contextual-spacing="false"/>
      <style:text-properties fo:font-weight="normal" officeooo:rsid="00157eec" officeooo:paragraph-rsid="00157eec" style:font-weight-asian="normal" style:font-weight-complex="normal" fo:padding="0cm" fo:border="none"/>
    </style:style>
    <style:style style:name="P10" style:family="paragraph" style:parent-style-name="Standard" style:list-style-name="L3">
      <style:paragraph-properties fo:margin-top="0cm" fo:margin-bottom="0cm" style:contextual-spacing="false"/>
      <style:text-properties fo:font-weight="normal" officeooo:rsid="00157eec" officeooo:paragraph-rsid="00157eec" style:font-weight-asian="normal" style:font-weight-complex="normal" fo:padding="0cm" fo:border="none"/>
    </style:style>
    <style:style style:name="P11" style:family="paragraph" style:parent-style-name="Standard" style:list-style-name="L3">
      <style:paragraph-properties fo:margin-top="0cm" fo:margin-bottom="0cm" style:contextual-spacing="false"/>
      <style:text-properties fo:font-weight="normal" officeooo:rsid="0016f017" officeooo:paragraph-rsid="0016f017" style:font-weight-asian="normal" style:font-weight-complex="normal" fo:padding="0cm" fo:border="none"/>
    </style:style>
    <style:style style:name="P12" style:family="paragraph" style:parent-style-name="Standard" style:list-style-name="L5">
      <style:paragraph-properties fo:margin-top="0cm" fo:margin-bottom="0cm" style:contextual-spacing="false"/>
      <style:text-properties fo:font-weight="normal" officeooo:rsid="0016f017" officeooo:paragraph-rsid="0016f017" style:font-weight-asian="normal" style:font-weight-complex="normal" fo:padding="0cm" fo:border="none"/>
    </style:style>
    <style:style style:name="P13" style:family="paragraph" style:parent-style-name="Standard" style:list-style-name="L6">
      <style:paragraph-properties fo:margin-top="0cm" fo:margin-bottom="0cm" style:contextual-spacing="false"/>
      <style:text-properties fo:font-weight="normal" officeooo:rsid="0016f017" officeooo:paragraph-rsid="0016f017" style:font-weight-asian="normal" style:font-weight-complex="normal" fo:padding="0cm" fo:border="none"/>
    </style:style>
    <style:style style:name="P14" style:family="paragraph" style:parent-style-name="Standard" style:list-style-name="L4">
      <style:paragraph-properties fo:margin-top="0cm" fo:margin-bottom="0cm" style:contextual-spacing="false" fo:text-align="justify" style:justify-single-word="false"/>
      <style:text-properties fo:font-weight="normal" officeooo:rsid="0016f017" officeooo:paragraph-rsid="0016f017" style:font-weight-asian="normal" style:font-size-complex="12pt" style:font-weight-complex="normal" fo:padding="0cm" fo:border="none"/>
    </style:style>
    <style:style style:name="P15" style:family="paragraph" style:parent-style-name="Standard" style:list-style-name="L2">
      <style:paragraph-properties fo:margin-top="0cm" fo:margin-bottom="0cm" style:contextual-spacing="false"/>
      <style:text-properties fo:font-style="italic" officeooo:rsid="000d2ad4" officeooo:paragraph-rsid="000d2ad4" style:font-style-asian="italic" style:font-style-complex="italic" fo:padding="0cm" fo:border="none"/>
    </style:style>
    <style:style style:name="P16" style:family="paragraph" style:parent-style-name="Standard" style:list-style-name="L2">
      <style:paragraph-properties fo:margin-top="0cm" fo:margin-bottom="0cm" style:contextual-spacing="false"/>
      <style:text-properties fo:font-style="italic" officeooo:rsid="00121cb2" officeooo:paragraph-rsid="00121cb2" style:font-style-asian="italic" style:font-style-complex="italic" fo:padding="0cm" fo:border="none"/>
    </style:style>
    <style:style style:name="P17" style:family="paragraph" style:parent-style-name="Standard" style:list-style-name="L2">
      <style:paragraph-properties fo:margin-top="0cm" fo:margin-bottom="0cm" style:contextual-spacing="false"/>
      <style:text-properties fo:font-style="italic" fo:font-weight="bold" officeooo:paragraph-rsid="000fda7e" style:font-style-asian="italic" style:font-weight-asian="bold" style:font-style-complex="italic" style:font-weight-complex="bold"/>
    </style:style>
    <style:style style:name="P18" style:family="paragraph" style:parent-style-name="Standard" style:list-style-name="L3">
      <style:paragraph-properties fo:margin-top="0cm" fo:margin-bottom="0cm" style:contextual-spacing="false"/>
      <style:text-properties fo:font-weight="bold" officeooo:rsid="000e7cd2" officeooo:paragraph-rsid="000e7cd2" style:font-weight-asian="bold" style:font-weight-complex="bold" fo:padding="0cm" fo:border="none"/>
    </style:style>
    <style:style style:name="P19" style:family="paragraph" style:parent-style-name="Subtitle">
      <style:text-properties officeooo:rsid="00157eec" officeooo:paragraph-rsid="00157ee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7cd2" style:font-weight-asian="bold" style:font-weight-complex="bold"/>
    </style:style>
    <style:style style:name="T3" style:family="text">
      <style:text-properties fo:font-weight="normal" officeooo:rsid="000d2ad4" style:font-weight-asian="normal" style:font-weight-complex="normal" fo:padding="0cm" fo:border="none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57eec" style:font-style-asian="normal" style:font-style-complex="normal"/>
    </style:style>
    <style:style style:name="T6" style:family="text">
      <style:text-properties fo:font-style="normal" officeooo:rsid="0016f017" style:font-style-asian="normal" style:font-style-complex="normal"/>
    </style:style>
    <style:style style:name="T7" style:family="text">
      <style:text-properties fo:font-style="normal" fo:font-weight="normal" officeooo:rsid="00157eec" style:font-style-asian="normal" style:font-weight-asian="normal" style:font-style-complex="normal" style:font-weight-complex="normal" fo:padding="0cm" fo:border="none"/>
    </style:style>
    <style:style style:name="T8" style:family="text">
      <style:text-properties fo:font-style="normal" fo:font-weight="normal" officeooo:rsid="000d2ad4" style:font-style-asian="normal" style:font-weight-asian="normal" style:font-style-complex="normal" style:font-weight-complex="normal" fo:padding="0cm" fo:border="none"/>
    </style:style>
    <style:style style:name="T9" style:family="text">
      <style:text-properties fo:font-style="normal" fo:font-weight="normal" officeooo:rsid="0016f017" style:font-style-asian="normal" style:font-weight-asian="normal" style:font-style-complex="normal" style:font-weight-complex="normal"/>
    </style:style>
    <style:style style:name="T10" style:family="text">
      <style:text-properties officeooo:rsid="000e7cd2"/>
    </style:style>
    <style:style style:name="T11" style:family="text">
      <style:text-properties officeooo:rsid="000e7e5e"/>
    </style:style>
    <style:style style:name="T12" style:family="text">
      <style:text-properties officeooo:rsid="0016f017"/>
    </style:style>
    <style:style style:name="T13" style:family="text">
      <style:text-properties style:text-underline-style="solid" style:text-underline-width="auto" style:text-underline-color="font-color" officeooo:rsid="001a78d5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1a78d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Jan Neruda – Balady a romance</text:p>
      <text:p text:style-name="P4"><text:span text:style-name="T10">L</text:span>iterárnímu druh a žánr</text:p>
      <text:list xml:id="list4835578634404629161" text:style-name="L1">
        <text:list-item>
          <text:p text:style-name="P9">liricko-epické</text:p>
        </text:list-item>
        <text:list-item>
          <text:p text:style-name="P9">soubor básní</text:p>
        </text:list-item>
      </text:list>
      <text:p text:style-name="P7"/>
      <text:p text:style-name="P5">Tématická vrstva</text:p>
      <text:list xml:id="list8060204008167391191" text:style-name="L2">
        <text:list-item>
          <text:p text:style-name="P15">Téma<text:span text:style-name="T4">: </text:span><text:span text:style-name="T5">různé: </text:span><text:span text:style-name="T6">společenské, národní, náboženství, současné i historické</text:span></text:p>
        </text:list-item>
        <text:list-item>
          <text:p text:style-name="P16">Motivy: <text:span text:style-name="T6">Bůh, smrt, lidé, národ, příroda, biblické motivy</text:span></text:p>
        </text:list-item>
        <text:list-item>
          <text:p text:style-name="P15">Časoprostor<text:span text:style-name="T4">: </text:span><text:span text:style-name="T9">různý</text:span></text:p>
        </text:list-item>
        <text:list-item>
          <text:p text:style-name="P17"><text:span text:style-name="T3">Děj</text:span><text:span text:style-name="T8">: </text:span><text:span text:style-name="T7">různý</text:span></text:p>
        </text:list-item>
      </text:list>
      <text:p text:style-name="P6"/>
      <text:p text:style-name="P2"><text:span text:style-name="T1">vrstv</text:span><text:span text:style-name="T2">a</text:span><text:span text:style-name="T1"> kompoziční </text:span></text:p>
      <text:list xml:id="list8340721407185111270" text:style-name="L3">
        <text:list-item>
          <text:p text:style-name="P10">18 docela krátkých básní</text:p>
        </text:list-item>
        <text:list-item>
          <text:p text:style-name="P10">ty <text:span text:style-name="T12">většinou </text:span>členěny na sloky</text:p>
        </text:list-item>
        <text:list-item>
          <text:p text:style-name="P11">více méně er-forma</text:p>
          <text:p text:style-name="P18"/>
        </text:list-item>
      </text:list>
      <text:p text:style-name="P3">vrstv<text:span text:style-name="T11">a</text:span> jazykov<text:span text:style-name="T11">á</text:span></text:p>
      <text:list xml:id="list107245314779407694" text:style-name="L4">
        <text:list-item>
          <text:p text:style-name="P14">psávo ve verších</text:p>
        </text:list-item>
        <text:list-item>
          <text:p text:style-name="P14">různé typy rýmů</text:p>
        </text:list-item>
        <text:list-item>
          <text:p text:style-name="P14">básnické prostředky, ale ne moc</text:p>
        </text:list-item>
        <text:list-item>
          <text:p text:style-name="P14">občas přímá řeč</text:p>
        </text:list-item>
        <text:list-item>
          <text:p text:style-name="P14">využívání lidové poezie</text:p>
        </text:list-item>
      </text:list>
      <text:p text:style-name="P8"/>
      <text:p text:style-name="P2"><text:span text:style-name="T1">zařaďte dílo do kontextu autorovy tvorby</text:span> </text:p>
      <text:list xml:id="list923331499467881181" text:style-name="L5">
        <text:list-item>
          <text:p text:style-name="P12">jedna ze sedmi básnických sbírek (další např. Písně kosmické, Zpěvy páteční…)</text:p>
        </text:list-item>
        <text:list-item>
          <text:p text:style-name="P12">dále byl novinář (fejetony), prozaik (Povídky malostranské)</text:p>
        </text:list-item>
        <text:list-item>
          <text:p text:style-name="P12">snaží se o realistický pohled na svět</text:p>
        </text:list-item>
        <text:list-item>
          <text:p text:style-name="P12">využívá sarkasmu</text:p>
        </text:list-item>
        <text:list-item>
          <text:p text:style-name="P12">soustředí se na detaily</text:p>
        </text:list-item>
        <text:list-item>
          <text:p text:style-name="P12">používá prostý jazyk bez přebytku uměleckých prostředků</text:p>
        </text:list-item>
      </text:list>
      <text:p text:style-name="P2"/>
      <text:p text:style-name="P3">zařaďte autora a jeho tvorbu do kontextu české/světové literatury</text:p>
      <text:list xml:id="list1809123621007480380" text:style-name="L6">
        <text:list-item>
          <text:p text:style-name="P13">žil 1834 – 1891v Praze</text:p>
        </text:list-item>
        <text:list-item>
          <text:p text:style-name="P13">patří do generace Májovců spolu s <text:span text:style-name="T15">Vítězslav</text:span><text:span text:style-name="T14">em </text:span><text:span text:style-name="T15">Hál</text:span><text:span text:style-name="T14">kem</text:span><text:span text:style-name="T15">, J. V. Frič</text:span><text:span text:style-name="T14">em</text:span><text:span text:style-name="T15">, Karolín</text:span><text:span text:style-name="T14">ou</text:span><text:span text:style-name="T15"> Světl</text:span><text:span text:style-name="T14">ou…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22:18:51.762120461</meta:creation-date>
    <dc:date>2015-06-18T09:40:11.039758762</dc:date>
    <meta:editing-duration>PT13M27S</meta:editing-duration>
    <meta:editing-cycles>2</meta:editing-cycles>
    <meta:generator>LibreOffice/4.2.8.2$Linux_X86_64 LibreOffice_project/420m0$Build-2</meta:generator>
    <meta:print-date>2015-06-04T23:10:13.453374392</meta:print-date>
    <meta:document-statistic meta:table-count="0" meta:image-count="0" meta:object-count="0" meta:page-count="1" meta:paragraph-count="30" meta:word-count="160" meta:character-count="954" meta:non-whitespace-character-count="842"/>
  </office:meta>
</office:document-meta>
</file>